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ato" svg:font-family="Lato, 'Lucida Grande', 'Lucida Sans Unicode', 'Lucida Sans', Verdana, Tahoma, sans-serif"/>
    <style:font-face style:name="Lohit Devanagari1" svg:font-family="'Lohit Devanagari'"/>
    <style:font-face style:name="SFMono-Regular" svg:font-family="SFMono-Regular, Menlo, Consolas, 'Liberation Mono'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efc9" officeooo:paragraph-rsid="0009efc9"/>
    </style:style>
    <style:style style:name="P2" style:family="paragraph" style:parent-style-name="Standard">
      <style:text-properties fo:font-size="18pt" style:text-underline-style="solid" style:text-underline-width="auto" style:text-underline-color="font-color" fo:font-weight="bold" officeooo:rsid="0009efc9" officeooo:paragraph-rsid="0009efc9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rsid="0009efc9" officeooo:paragraph-rsid="0009efc9" fo:background-color="#fff200"/>
    </style:style>
    <style:style style:name="P4" style:family="paragraph" style:parent-style-name="Standard">
      <style:text-properties officeooo:rsid="000bc1b3" officeooo:paragraph-rsid="000bc1b3" fo:background-color="#fff200"/>
    </style:style>
    <style:style style:name="P5" style:family="paragraph" style:parent-style-name="Standard">
      <style:text-properties officeooo:rsid="000bc1b3" officeooo:paragraph-rsid="000bc1b3"/>
    </style:style>
    <style:style style:name="P6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7" style:family="paragraph" style:parent-style-name="Standard">
      <style:text-properties fo:color="#d4d4d4" style:font-name="Droid Sans Mono" fo:font-size="10.5pt" fo:font-weight="normal" officeooo:rsid="000bc1b3" officeooo:paragraph-rsid="000bc1b3" fo:background-color="#1e1e1e"/>
    </style:style>
    <style:style style:name="P8" style:family="paragraph" style:parent-style-name="Standard">
      <style:text-properties fo:color="#d4d4d4" style:font-name="Droid Sans Mono" fo:font-size="10.5pt" fo:font-weight="normal" officeooo:rsid="000c6369" officeooo:paragraph-rsid="000c6369" fo:background-color="#1e1e1e"/>
    </style:style>
    <style:style style:name="P9" style:family="paragraph" style:parent-style-name="Standard">
      <style:text-properties fo:color="#d4d4d4" style:font-name="Droid Sans Mono" fo:font-size="10.5pt" fo:font-weight="normal" officeooo:rsid="000c812a" officeooo:paragraph-rsid="000c812a" fo:background-color="#1e1e1e"/>
    </style:style>
    <style:style style:name="P10" style:family="paragraph" style:parent-style-name="Standard">
      <style:text-properties fo:color="#d4d4d4" style:font-name="Droid Sans Mono" fo:font-size="10.5pt" fo:font-weight="normal" officeooo:rsid="000dbc78" officeooo:paragraph-rsid="000dbc78" fo:background-color="#1e1e1e"/>
    </style:style>
    <style:style style:name="P11" style:family="paragraph" style:parent-style-name="Standard">
      <style:text-properties fo:color="#d4d4d4" style:font-name="Droid Sans Mono" fo:font-size="10.5pt" fo:font-weight="normal" officeooo:rsid="000ed2e5" officeooo:paragraph-rsid="000ed2e5" fo:background-color="#1e1e1e"/>
    </style:style>
    <style:style style:name="P12" style:family="paragraph" style:parent-style-name="Standard">
      <style:text-properties fo:color="#d4d4d4" style:font-name="Droid Sans Mono" fo:font-size="10.5pt" fo:font-weight="normal" officeooo:rsid="0013f26e" officeooo:paragraph-rsid="0013f26e" fo:background-color="#1e1e1e"/>
    </style:style>
    <style:style style:name="P13" style:family="paragraph" style:parent-style-name="Standard">
      <style:text-properties fo:color="#d4d4d4" style:font-name="Droid Sans Mono" fo:font-size="10.5pt" fo:font-weight="normal" officeooo:rsid="001a50a4" officeooo:paragraph-rsid="001a50a4" fo:background-color="#1e1e1e"/>
    </style:style>
    <style:style style:name="P14" style:family="paragraph" style:parent-style-name="Standard">
      <style:text-properties officeooo:rsid="000c6369" officeooo:paragraph-rsid="000c6369"/>
    </style:style>
    <style:style style:name="P15" style:family="paragraph" style:parent-style-name="Standard">
      <style:paragraph-properties style:line-height-at-least="0.503cm"/>
    </style:style>
    <style:style style:name="P16" style:family="paragraph" style:parent-style-name="Standard">
      <style:text-properties officeooo:rsid="000c6369" officeooo:paragraph-rsid="000c6369" fo:background-color="#ff99ff"/>
    </style:style>
    <style:style style:name="P17" style:family="paragraph" style:parent-style-name="Standard">
      <style:text-properties officeooo:rsid="000dbc78" officeooo:paragraph-rsid="000dbc78" fo:background-color="#ff99ff"/>
    </style:style>
    <style:style style:name="P18" style:family="paragraph" style:parent-style-name="Standard">
      <style:text-properties officeooo:rsid="000ed2e5" officeooo:paragraph-rsid="000ed2e5" fo:background-color="#ff99ff"/>
    </style:style>
    <style:style style:name="P19" style:family="paragraph" style:parent-style-name="Standard">
      <style:text-properties officeooo:rsid="000c812a" officeooo:paragraph-rsid="000c812a"/>
    </style:style>
    <style:style style:name="P20" style:family="paragraph" style:parent-style-name="Standard">
      <style:text-properties officeooo:rsid="000dbc78" officeooo:paragraph-rsid="000dbc78"/>
    </style:style>
    <style:style style:name="P21" style:family="paragraph" style:parent-style-name="Standard">
      <style:text-properties officeooo:rsid="000dbc78" officeooo:paragraph-rsid="000dbc78" fo:background-color="#ff9999"/>
    </style:style>
    <style:style style:name="P22" style:family="paragraph" style:parent-style-name="Standard">
      <style:text-properties officeooo:rsid="000ed2e5" officeooo:paragraph-rsid="000ed2e5"/>
    </style:style>
    <style:style style:name="P23" style:family="paragraph" style:parent-style-name="Standard">
      <style:text-properties fo:color="#ce181e" officeooo:rsid="00101016" officeooo:paragraph-rsid="00101016"/>
    </style:style>
    <style:style style:name="P24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25" style:family="paragraph" style:parent-style-name="Standard">
      <style:text-properties fo:color="#6a9955" style:font-name="Droid Sans Mono" fo:font-size="10.5pt" fo:font-weight="normal" officeooo:rsid="00101016" officeooo:paragraph-rsid="00101016" fo:background-color="#1e1e1e"/>
    </style:style>
    <style:style style:name="P26" style:family="paragraph" style:parent-style-name="Standard">
      <style:text-properties fo:color="#6a9955" style:font-name="Droid Sans Mono" fo:font-size="10.5pt" fo:font-weight="normal" officeooo:rsid="00125856" officeooo:paragraph-rsid="00125856" fo:background-color="#1e1e1e"/>
    </style:style>
    <style:style style:name="P27" style:family="paragraph" style:parent-style-name="Standard">
      <style:text-properties fo:color="#6a9955" style:font-name="Droid Sans Mono" fo:font-size="10.5pt" fo:font-weight="normal" officeooo:rsid="0013f26e" officeooo:paragraph-rsid="0013f26e" fo:background-color="#1e1e1e"/>
    </style:style>
    <style:style style:name="P28" style:family="paragraph" style:parent-style-name="Standard">
      <style:text-properties fo:color="#6a9955" style:font-name="Droid Sans Mono" fo:font-size="10.5pt" fo:font-weight="normal" officeooo:rsid="001913be" officeooo:paragraph-rsid="001913be" fo:background-color="#1e1e1e"/>
    </style:style>
    <style:style style:name="P29" style:family="paragraph" style:parent-style-name="Standard">
      <style:text-properties fo:color="#000000" officeooo:rsid="00122e1c" officeooo:paragraph-rsid="00122e1c"/>
    </style:style>
    <style:style style:name="P30" style:family="paragraph" style:parent-style-name="Standard">
      <style:text-properties fo:color="#000000" officeooo:rsid="00125856" officeooo:paragraph-rsid="00125856"/>
    </style:style>
    <style:style style:name="P31" style:family="paragraph" style:parent-style-name="Standard">
      <style:text-properties fo:color="#000000" officeooo:rsid="00125856" officeooo:paragraph-rsid="00125856" fo:background-color="#ff99ff"/>
    </style:style>
    <style:style style:name="P32" style:family="paragraph" style:parent-style-name="Standard">
      <style:text-properties fo:color="#000000" officeooo:rsid="00125856" officeooo:paragraph-rsid="00125856" fo:background-color="#ffff99"/>
    </style:style>
    <style:style style:name="P33" style:family="paragraph" style:parent-style-name="Standard">
      <style:text-properties fo:color="#000000" officeooo:rsid="0013f26e" officeooo:paragraph-rsid="0013f26e"/>
    </style:style>
    <style:style style:name="P34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transparent"/>
    </style:style>
    <style:style style:name="P35" style:family="paragraph" style:parent-style-name="Standard">
      <style:text-properties fo:color="#000000" officeooo:rsid="001913be" officeooo:paragraph-rsid="001913be"/>
    </style:style>
    <style:style style:name="P36" style:family="paragraph" style:parent-style-name="Standard">
      <style:text-properties fo:color="#000000" style:text-underline-style="solid" style:text-underline-width="auto" style:text-underline-color="font-color" fo:font-weight="bold" officeooo:rsid="001a4fe1" officeooo:paragraph-rsid="001a4fe1" style:font-weight-asian="bold" style:font-weight-complex="bold"/>
    </style:style>
    <style:style style:name="P37" style:family="paragraph" style:parent-style-name="Standard">
      <style:text-properties fo:color="#000000" officeooo:rsid="001a50a4" officeooo:paragraph-rsid="001a50a4"/>
    </style:style>
    <style:style style:name="P38" style:family="paragraph" style:parent-style-name="Standard">
      <style:text-properties fo:color="#000000" officeooo:rsid="001abf64" officeooo:paragraph-rsid="001abf64"/>
    </style:style>
    <style:style style:name="P39" style:family="paragraph" style:parent-style-name="Text_20_body">
      <style:paragraph-properties fo:margin-left="0cm" fo:margin-right="0cm" fo:line-height="150%" fo:orphans="2" fo:widows="2" fo:text-indent="0cm" style:auto-text-indent="false"/>
    </style:style>
    <style:style style:name="P40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/>
      <style:text-properties fo:font-variant="normal" fo:text-transform="none" fo:color="#333333" style:font-name="Lato" fo:font-size="12pt" fo:letter-spacing="normal" fo:font-style="normal" fo:font-weight="normal"/>
    </style:style>
    <style:style style:name="P41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/>
    </style:style>
    <style:style style:name="P42" style:family="paragraph" style:parent-style-name="Heading_20_1">
      <style:text-properties officeooo:rsid="000dbc78" officeooo:paragraph-rsid="000dbc78"/>
    </style:style>
    <style:style style:name="P43" style:family="paragraph" style:parent-style-name="Heading_20_1">
      <style:text-properties fo:color="#000000" officeooo:rsid="0013f26e" officeooo:paragraph-rsid="0013f26e"/>
    </style:style>
    <style:style style:name="P44" style:family="paragraph" style:parent-style-name="Heading_20_2">
      <style:text-properties officeooo:rsid="000c6369" officeooo:paragraph-rsid="000c6369"/>
    </style:style>
    <style:style style:name="P45" style:family="paragraph" style:parent-style-name="Heading_20_2">
      <style:text-properties fo:font-variant="normal" fo:text-transform="none" fo:color="#333333" style:font-name="Lato" fo:letter-spacing="normal" fo:font-style="normal" fo:font-weight="bold" officeooo:rsid="0013f26e" officeooo:paragraph-rsid="0013f26e"/>
    </style:style>
    <style:style style:name="P46" style:family="paragraph" style:parent-style-name="Preformatted_20_Text">
      <loext:graphic-properties draw:fill="solid" draw:fill-color="#f2f2f2" draw:opacity="100%"/>
      <style:paragraph-properties fo:margin-left="0cm" fo:margin-right="0cm" fo:margin-top="0cm" fo:margin-bottom="0cm" loext:contextual-spacing="false" fo:line-height="150%" fo:orphans="2" fo:widows="2" fo:text-indent="0cm" style:auto-text-indent="false" fo:background-color="#f2f2f2"/>
    </style:style>
    <style:style style:name="P47" style:family="paragraph" style:parent-style-name="Preformatted_20_Text">
      <loext:graphic-properties draw:fill="solid" draw:fill-color="#f2f2f2" draw:opacity="100%"/>
      <style:paragraph-properties fo:margin-top="0cm" fo:margin-bottom="0cm" loext:contextual-spacing="false" fo:line-height="150%" fo:orphans="2" fo:widows="2" fo:background-color="#f2f2f2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#fff200" loext:char-shading-value="0"/>
    </style:style>
    <style:style style:name="T3" style:family="text">
      <style:text-properties fo:color="#9cdcfe"/>
    </style:style>
    <style:style style:name="T4" style:family="text">
      <style:text-properties fo:color="#ce9178"/>
    </style:style>
    <style:style style:name="T5" style:family="text">
      <style:text-properties fo:color="#ce181e"/>
    </style:style>
    <style:style style:name="T6" style:family="text">
      <style:text-properties fo:color="#ce181e" fo:font-weight="bold" style:font-weight-asian="bold" style:font-weight-complex="bold"/>
    </style:style>
    <style:style style:name="T7" style:family="text">
      <style:text-properties fo:color="#569cd6"/>
    </style:style>
    <style:style style:name="T8" style:family="text">
      <style:text-properties fo:color="#b5cea8"/>
    </style:style>
    <style:style style:name="T9" style:family="text">
      <style:text-properties fo:color="#4ec9b0"/>
    </style:style>
    <style:style style:name="T10" style:family="text">
      <style:text-properties fo:color="#dcdcaa"/>
    </style:style>
    <style:style style:name="T11" style:family="text">
      <style:text-properties fo:background-color="#ffff99" loext:char-shading-value="0"/>
    </style:style>
    <style:style style:name="T12" style:family="text">
      <style:text-properties fo:font-variant="normal" fo:text-transform="none" fo:color="#333333" style:font-name="Lato" fo:letter-spacing="normal" fo:font-style="normal" fo:font-weight="bold"/>
    </style:style>
    <style:style style:name="T13" style:family="text">
      <style:text-properties fo:font-variant="normal" fo:text-transform="none" fo:color="#333333" style:font-name="Lato" fo:font-size="12pt" fo:letter-spacing="normal" fo:font-style="normal" fo:font-weight="normal"/>
    </style:style>
    <style:style style:name="T14" style:family="text">
      <style:text-properties fo:font-variant="normal" fo:text-transform="none" fo:color="#333333" style:font-name="SFMono-Regular" fo:letter-spacing="normal" fo:font-style="normal" fo:font-weight="normal" fo:background-color="#f2f2f2" loext:char-shading-value="0" loext:padding="0cm" loext:border="none"/>
    </style:style>
    <style:style style:name="T15" style:family="text">
      <style:text-properties fo:font-variant="normal" fo:text-transform="none" fo:color="#707070" style:text-line-through-style="none" style:text-line-through-type="none" style:font-name="Lato" fo:letter-spacing="normal" fo:font-style="normal" style:text-underline-style="none" fo:font-weight="bold" style:text-blinking="false" loext:padding="0cm" loext:border="none"/>
    </style:style>
    <style:style style:name="T16" style:family="text">
      <style:text-properties fo:font-variant="normal" fo:text-transform="none" fo:color="#333388" style:font-name="SFMono-Regular" fo:letter-spacing="normal" fo:font-style="normal" fo:font-weight="normal" fo:background-color="#f2f2f2" loext:char-shading-value="0" loext:padding="0cm" loext:border="none"/>
    </style:style>
    <style:style style:name="T17" style:family="text">
      <style:text-properties fo:font-variant="normal" fo:text-transform="none" fo:color="#040404" style:font-name="SFMono-Regular" fo:letter-spacing="normal" fo:font-style="normal" fo:font-weight="normal" fo:background-color="#f2f2f2" loext:char-shading-value="0" loext:padding="0cm" loext:border="none"/>
    </style:style>
    <style:style style:name="T18" style:family="text">
      <style:text-properties fo:font-variant="normal" fo:text-transform="none" fo:color="#040404" style:font-name="SFMono-Regular" fo:font-size="12pt" fo:letter-spacing="normal" fo:font-style="normal" fo:font-weight="normal" fo:background-color="#f2f2f2" loext:char-shading-value="0" loext:padding="0cm" loext:border="none"/>
    </style:style>
    <style:style style:name="T19" style:family="text">
      <style:text-properties fo:font-variant="normal" fo:text-transform="none" fo:color="#666666" style:font-name="SFMono-Regular" fo:letter-spacing="normal" fo:font-style="normal" fo:font-weight="normal" fo:background-color="#f2f2f2" loext:char-shading-value="0" loext:padding="0cm" loext:border="none"/>
    </style:style>
    <style:style style:name="T20" style:family="text">
      <style:text-properties fo:font-variant="normal" fo:text-transform="none" fo:color="#ffffff" style:font-name="Lato" fo:font-size="12pt" fo:letter-spacing="normal" fo:font-style="normal" fo:font-weight="normal" fo:background-color="#4eba0f" loext:char-shading-value="0"/>
    </style:style>
    <style:style style:name="T21" style:family="text">
      <style:text-properties fo:font-variant="normal" fo:text-transform="none" fo:color="#43853d" style:font-name="Lato" fo:font-size="12pt" fo:letter-spacing="normal" fo:font-style="normal" style:text-underline-style="solid" style:text-underline-width="auto" style:text-underline-color="font-color" fo:font-weight="normal" fo:background-color="#4eba0f" loext:char-shading-value="0" loext:padding="0cm" loext:border="none"/>
    </style:style>
    <style:style style:name="T22" style:family="text">
      <style:text-properties fo:font-variant="normal" fo:text-transform="none" fo:color="#e54305" style:font-name="SFMono-Regular" fo:letter-spacing="normal" fo:font-style="normal" fo:font-weight="normal" fo:background-color="#f2f2f2" loext:char-shading-value="0" loext:padding="0cm" loext:border="none"/>
    </style:style>
    <style:style style:name="T23" style:family="text">
      <style:text-properties fo:background-color="#ff99ff" loext:char-shading-value="0"/>
    </style:style>
    <style:style style:name="T24" style:family="text">
      <style:text-properties fo:color="#c586c0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de sa youtuba</text:p>
      <text:p text:style-name="P1"/>
      <text:p text:style-name="P1"><text:a xlink:type="simple" xlink:href="https://www.youtube.com/watch?v=fBNz5xF-Kx4&amp;t=616s" text:style-name="Internet_20_link" text:visited-style-name="Visited_20_Internet_20_Link">https://www.youtube.com/watch?v=fBNz5xF-Kx4&amp;t=616s</text:a></text:p>
      <text:p text:style-name="P1"/>
      <text:p text:style-name="P2">Node.js Crash Course</text:p>
      <text:p text:style-name="P1">U novom folderu otvorimo cmd i imamo</text:p>
      <text:p text:style-name="P1">&gt; ukucamo node +enter</text:p>
      <text:p text:style-name="P1">zorica@zorica-Inspiron-3531:~/vezbamnodejs/nodsajutuba$ <text:span text:style-name="T2">node</text:span></text:p>
      <text:p text:style-name="P1">&gt; 1+1</text:p>
      <text:p text:style-name="P1">2</text:p>
      <text:p text:style-name="P1">&gt; </text:p>
      <text:p text:style-name="P1">const name =“Zorica“</text:p>
      <text:p text:style-name="P1">console.log(name)</text:p>
      <text:p text:style-name="P1"/>
      <text:p text:style-name="P1">&gt; const name = 'Zorica'</text:p>
      <text:p text:style-name="P1">undefined</text:p>
      <text:p text:style-name="P1">&gt; console.log(name)</text:p>
      <text:p text:style-name="P1">Zorica</text:p>
      <text:p text:style-name="P1">undefined</text:p>
      <text:p text:style-name="P1">&gt; </text:p>
      <text:p text:style-name="P3">Moze i funkcija</text:p>
      <text:p text:style-name="P1">&gt; function zdravo(){</text:p>
      <text:p text:style-name="P1">... clear</text:p>
      <text:p text:style-name="P1">... }</text:p>
      <text:p text:style-name="P1">undefined</text:p>
      <text:p text:style-name="P1">&gt; function zdravo(){return 'zdravo'+name}</text:p>
      <text:p text:style-name="P1">undefined</text:p>
      <text:p text:style-name="P1">&gt; zdravo()</text:p>
      <text:p text:style-name="P1">'zdravoZorica'</text:p>
      <text:p text:style-name="P3">&gt; </text:p>
      <text:p text:style-name="P3">Izlaz iz Node</text:p>
      <text:p text:style-name="P1">(To exit, press ^C again or type .exit)</text:p>
      <text:p text:style-name="P1">&gt; </text:p>
      <text:p text:style-name="P1">zorica@zorica-Inspiron-3531:~/vezbamnodejs/nodsajutuba$ </text:p>
      <text:p text:style-name="P4">npm init</text:p>
      <text:p text:style-name="P5">I zna se.</text:p>
      <text:p text:style-name="P4">npm install uuid</text:p>
      <text:p text:style-name="P4">npm install -D nodemon</text:p>
      <text:p text:style-name="P5">Ovo sluzi da ne moramo stalno da restartujemo cmd pa node </text:p>
      <text:p text:style-name="P5">To se vidi u json-u ovako</text:p>
      <text:p text:style-name="P7">},</text:p>
      <text:p text:style-name="P6"><text:span text:style-name="T3">"devDependencies"</text:span>: {</text:p>
      <text:p text:style-name="P6"><text:span text:style-name="T3">"nodemon"</text:span>: <text:span text:style-name="T4">"^1.19.1"</text:span></text:p>
      <text:p text:style-name="P6">}</text:p>
      <text:p text:style-name="P6">}</text:p>
      <text:p text:style-name="P5">Kad hocemo da ga deploy onda nam node modules ne trebaju pa ga izbrisemo, ali u svakom slucaju sve to mozemo da vratimo tako sto otkucamo <text:span text:style-name="T5">npm install.</text:span></text:p>
      <text:p text:style-name="P14">Hocemo da napravimo drugi fajl i da ga ukljucimo onda</text:p>
      <text:p text:style-name="P14">/home/zorica/vezbamnodejs/nodsajutuba/person.js</text:p>
      <text:p text:style-name="P8"><text:span text:style-name="T7">const</text:span> <text:span text:style-name="T3">person</text:span> = {</text:p>
      <text:p text:style-name="P6"><text:span text:style-name="T3">name:</text:span> <text:span text:style-name="T4">'John Doe'</text:span>,</text:p>
      <text:p text:style-name="P6"><text:span text:style-name="T3">age:</text:span> <text:span text:style-name="T8">30</text:span></text:p>
      <text:p text:style-name="P6"><text:soft-page-break/>}</text:p>
      <text:p text:style-name="P6"><text:span text:style-name="T9">module</text:span>.<text:span text:style-name="T9">exports</text:span> = <text:span text:style-name="T3">person</text:span>;</text:p>
      <text:p text:style-name="P14"/>
      <text:p text:style-name="P14">A to unesemo u index i</text:p>
      <text:p text:style-name="P8"><text:span text:style-name="T7">const</text:span> <text:span text:style-name="T3">person</text:span> = <text:span text:style-name="T10">require</text:span>(<text:span text:style-name="T4">'./person'</text:span>);</text:p>
      <text:p text:style-name="P15"/>
      <text:p text:style-name="P6"><text:span text:style-name="T9">console</text:span>.<text:span text:style-name="T10">log</text:span>(<text:span text:style-name="T3">person</text:span>);</text:p>
      <text:p text:style-name="P14">Pa u cmd ukucamo</text:p>
      <text:p text:style-name="P14">zorica@zorica-Inspiron-3531:~/vezbamnodejs/nodsajutuba$ <text:span text:style-name="T2">node index</text:span></text:p>
      <text:p text:style-name="P16">{ name: 'John Doe', age: 30 }</text:p>
      <text:p text:style-name="P14">zorica@zorica-Inspiron-3531:~/vezbamnodejs/nodsajutuba$ </text:p>
      <text:p text:style-name="P14">Ako hocemo samo ime onda malo izmenimo</text:p>
      <text:p text:style-name="P8"><text:span text:style-name="T9">console</text:span>.<text:span text:style-name="T10">log</text:span>(<text:span text:style-name="T3">person</text:span>.<text:span text:style-name="T3">name</text:span>);</text:p>
      <text:p text:style-name="P14"/>
      <text:p text:style-name="P14">zorica@zorica-Inspiron-3531:~/vezbamnodejs/nodsajutuba$ <text:span text:style-name="T11">node index</text:span></text:p>
      <text:p text:style-name="P16">John Doe</text:p>
      <text:p text:style-name="P14">zorica@zorica-Inspiron-3531:~/vezbamnodejs/nodsajutuba$ </text:p>
      <text:p text:style-name="P19"/>
      <text:p text:style-name="P19">Ako hocemo <text:span text:style-name="T6">klase i objekte </text:span>moze ovako</text:p>
      <text:p text:style-name="P19">/home/zorica/vezbamnodejs/nodsajutuba/person.js</text:p>
      <text:p text:style-name="P9"><text:span text:style-name="T7">class</text:span> <text:span text:style-name="T9">Person</text:span> {</text:p>
      <text:p text:style-name="P6"><text:span text:style-name="T7">constructor</text:span>(<text:span text:style-name="T3">name</text:span>, <text:span text:style-name="T3">age</text:span>) {</text:p>
      <text:p text:style-name="P6"><text:span text:style-name="T7">this</text:span>.<text:span text:style-name="T3">name</text:span> = <text:span text:style-name="T3">name</text:span>;</text:p>
      <text:p text:style-name="P6"><text:span text:style-name="T7">this</text:span>.<text:span text:style-name="T3">age</text:span> = <text:span text:style-name="T3">age</text:span>;</text:p>
      <text:p text:style-name="P6">}</text:p>
      <text:p text:style-name="P6"><text:span text:style-name="T10">greeting</text:span>() {</text:p>
      <text:p text:style-name="P6"><text:span text:style-name="T9">console</text:span>.<text:span text:style-name="T10">log</text:span>(<text:span text:style-name="T4">'moje ime je'</text:span> + <text:span text:style-name="T7">this</text:span>.<text:span text:style-name="T3">name</text:span> + <text:span text:style-name="T4">' i ja imam'</text:span> + <text:span text:style-name="T7">this</text:span>.<text:span text:style-name="T3">age</text:span> + <text:span text:style-name="T4">' godina'</text:span>);</text:p>
      <text:p text:style-name="P6">}</text:p>
      <text:p text:style-name="P6">}</text:p>
      <text:p text:style-name="P6"><text:span text:style-name="T9">module</text:span>.<text:span text:style-name="T9">exports</text:span> = <text:span text:style-name="T3">Person</text:span>;</text:p>
      <text:p text:style-name="P19"/>
      <text:p text:style-name="P19">A u indexu</text:p>
      <text:p text:style-name="P9"><text:span text:style-name="T7">const</text:span> <text:span text:style-name="T3">Person</text:span> = <text:span text:style-name="T10">require</text:span>(<text:span text:style-name="T4">'./person'</text:span>);</text:p>
      <text:p text:style-name="P6"><text:span text:style-name="T7">const</text:span> <text:span text:style-name="T3">person1</text:span> = <text:span text:style-name="T7">new</text:span> <text:span text:style-name="T9">Person</text:span>(<text:span text:style-name="T4">'Zorica'</text:span>, <text:span text:style-name="T8">55</text:span>);</text:p>
      <text:p text:style-name="P6"><text:span text:style-name="T3">person1</text:span>.<text:span text:style-name="T10">greeting</text:span>();</text:p>
      <text:p text:style-name="P19"/>
      <text:p text:style-name="P14"/>
      <text:p text:style-name="P14">zorica@zorica-Inspiron-3531:~/vezbamnodejs/nodsajutuba$ <text:span text:style-name="T11">node index</text:span></text:p>
      <text:p text:style-name="P16">moje ime jeZorica i ja imam55 godina</text:p>
      <text:p text:style-name="P14"/>
      <text:h text:style-name="P44" text:outline-level="2"><text:span text:style-name="T12">The module wrapper</text:span><text:bookmark text:name="modules_the_module_wrapper"/><text:a xlink:type="simple" xlink:href="https://nodejs.org/dist/latest-v10.x/docs/api/modules.html#modules_the_module_wrapper" text:style-name="Internet_20_link" text:visited-style-name="Visited_20_Internet_20_Link"><text:span text:style-name="T15">#</text:span></text:a></text:h>
      <text:p text:style-name="P40">Before a module's code is executed, Node.js will wrap it with a function wrapper that looks like the following:</text:p>
      <text:p text:style-name="P46"><text:span text:style-name="Source_20_Text"><text:span text:style-name="T14">(</text:span></text:span><text:span text:style-name="Source_20_Text"><text:span text:style-name="T16">function</text:span></text:span><text:span text:style-name="Source_20_Text"><text:span text:style-name="T14">(</text:span></text:span><text:span text:style-name="Source_20_Text"><text:span text:style-name="T17">exports</text:span></text:span><text:span text:style-name="Source_20_Text"><text:span text:style-name="T14">,</text:span></text:span><text:span text:style-name="Source_20_Text"><text:span text:style-name="T17"> require</text:span></text:span><text:span text:style-name="Source_20_Text"><text:span text:style-name="T14">,</text:span></text:span><text:span text:style-name="Source_20_Text"><text:span text:style-name="T17"> module</text:span></text:span><text:span text:style-name="Source_20_Text"><text:span text:style-name="T14">,</text:span></text:span><text:span text:style-name="Source_20_Text"><text:span text:style-name="T17"> __filename</text:span></text:span><text:span text:style-name="Source_20_Text"><text:span text:style-name="T14">,</text:span></text:span><text:span text:style-name="Source_20_Text"><text:span text:style-name="T17"> __dirname</text:span></text:span><text:span text:style-name="Source_20_Text"><text:span text:style-name="T14">)</text:span></text:span><text:span text:style-name="Source_20_Text"><text:span text:style-name="T17"> </text:span></text:span><text:span text:style-name="Source_20_Text"><text:span text:style-name="T14">{</text:span></text:span></text:p>
      <text:p text:style-name="P47"><text:span text:style-name="Source_20_Text"><text:span text:style-name="T19">// Module code actually lives in here</text:span></text:span></text:p>
      <text:p text:style-name="P47"><text:span text:style-name="Source_20_Text"><text:span text:style-name="T14">});</text:span></text:span></text:p>
      <text:p text:style-name="P20">Dosamo u person</text:p>
      <text:p text:style-name="P10"><text:span text:style-name="T9">console</text:span>.<text:span text:style-name="T10">log</text:span>(<text:span text:style-name="T3">__dirname</text:span>, <text:span text:style-name="T3">__filename</text:span>);</text:p>
      <text:p text:style-name="P20">i </text:p>
      <text:p text:style-name="P20"><text:soft-page-break/>zorica@zorica-Inspiron-3531:~/vezbamnodejs/nodsajutuba$ <text:span text:style-name="T11">node index</text:span></text:p>
      <text:p text:style-name="P17">/home/zorica/vezbamnodejs/nodsajutuba /home/zorica/vezbamnodejs/nodsajutuba/person.js</text:p>
      <text:p text:style-name="P21">moje ime jeZorica i ja imam55 godina</text:p>
      <text:p text:style-name="P20"/>
      <text:p text:style-name="P20">A sada jedan core module Path</text:p>
      <text:h text:style-name="P42" text:outline-level="1"><text:span text:style-name="T12">Path</text:span><text:bookmark text:name="path_path"/><text:a xlink:type="simple" xlink:href="https://nodejs.org/dist/latest-v10.x/docs/api/path.html#path_path" text:style-name="Internet_20_link" text:visited-style-name="Visited_20_Internet_20_Link"><text:span text:style-name="T15">#</text:span></text:a></text:h>
      <text:p text:style-name="P39"><text:a xlink:type="simple" xlink:href="https://nodejs.org/dist/latest-v10.x/docs/api/documentation.html#documentation_stability_index" text:style-name="Internet_20_link" text:visited-style-name="Visited_20_Internet_20_Link"><text:span text:style-name="T21">Stability: 2</text:span></text:a><text:span text:style-name="T20"> - Stable</text:span></text:p>
      <text:p text:style-name="P41"><text:span text:style-name="T13">The </text:span><text:span text:style-name="Source_20_Text"><text:span text:style-name="T18">path</text:span></text:span><text:span text:style-name="T13"> module provides utilities for working with file and directory paths. It can be accessed using:</text:span></text:p>
      <text:p text:style-name="P46"><text:span text:style-name="Source_20_Text"><text:span text:style-name="T16">const</text:span></text:span><text:span text:style-name="Source_20_Text"><text:span text:style-name="T17"> path </text:span></text:span><text:span text:style-name="Source_20_Text"><text:span text:style-name="T14">=</text:span></text:span><text:span text:style-name="Source_20_Text"><text:span text:style-name="T17"> require</text:span></text:span><text:span text:style-name="Source_20_Text"><text:span text:style-name="T14">(</text:span></text:span><text:span text:style-name="Source_20_Text"><text:span text:style-name="T22">'path'</text:span></text:span><text:span text:style-name="Source_20_Text"><text:span text:style-name="T14">);</text:span></text:span></text:p>
      <text:p text:style-name="P22">Napravimo nov folder i u njemu fajl</text:p>
      <text:p text:style-name="P22">/home/zorica/vezbamnodejs/nodsajutuba/reference/path_demo.js</text:p>
      <text:p text:style-name="P22"/>
      <text:p text:style-name="P22">zorica@zorica-Inspiron-3531:~/vezbamnodejs/nodsajutuba$ cd reference</text:p>
      <text:p text:style-name="P22">zorica@zorica-Inspiron-3531:~/vezbamnodejs/nodsajutuba/reference$ node path_demo</text:p>
      <text:p text:style-name="P22">Pa ajd nesto da napisemo</text:p>
      <text:p text:style-name="P11"><text:span text:style-name="T7">const</text:span> <text:span text:style-name="T3">path</text:span> = <text:span text:style-name="T10">require</text:span>(<text:span text:style-name="T4">'path'</text:span>);</text:p>
      <text:p text:style-name="P6"><text:span text:style-name="T9">console</text:span>.<text:span text:style-name="T10">log</text:span>(<text:span text:style-name="T3">__filename</text:span>);</text:p>
      <text:p text:style-name="P22"/>
      <text:p text:style-name="P22">zorica@zorica-Inspiron-3531:~/vezbamnodejs/nodsajutuba/reference$ node path_demo</text:p>
      <text:p text:style-name="P22">/home/zorica/vezbamnodejs/nodsajutuba/reference/path_demo.js</text:p>
      <text:p text:style-name="P22"/>
      <text:p text:style-name="P22">Ali ako promenimo</text:p>
      <text:p text:style-name="P11"><text:span text:style-name="T9">console</text:span>.<text:span text:style-name="T10">log</text:span>(<text:span text:style-name="T3">path</text:span>.<text:span text:style-name="T10">basename</text:span>(<text:span text:style-name="T3">__filename</text:span>));</text:p>
      <text:p text:style-name="P22">Onda</text:p>
      <text:p text:style-name="P22">zorica@zorica-Inspiron-3531:~/vezbamnodejs/nodsajutuba/reference$ node path_demo</text:p>
      <text:p text:style-name="P22">path_demo.js</text:p>
      <text:p text:style-name="P11"><text:span text:style-name="T9">console</text:span>.<text:span text:style-name="T10">log</text:span>(<text:span text:style-name="T3">path</text:span>.<text:span text:style-name="T10">basename</text:span>(<text:span text:style-name="T3">__filename</text:span>));</text:p>
      <text:p text:style-name="P6"><text:span text:style-name="T9">console</text:span>.<text:span text:style-name="T10">log</text:span>(<text:span text:style-name="T3">path</text:span>.<text:span text:style-name="T10">dirname</text:span>(<text:span text:style-name="T3">__filename</text:span>));</text:p>
      <text:p text:style-name="P6"><text:span text:style-name="T9">console</text:span>.<text:span text:style-name="T10">log</text:span>(<text:span text:style-name="T3">path</text:span>.<text:span text:style-name="T10">extname</text:span>(<text:span text:style-name="T3">__filename</text:span>));</text:p>
      <text:p text:style-name="P6"/>
      <text:p text:style-name="P22">zorica@zorica-Inspiron-3531:~/vezbamnodejs/nodsajutuba/reference$ node path_demo</text:p>
      <text:p text:style-name="P22">path_demo.js</text:p>
      <text:p text:style-name="P22">zorica@zorica-Inspiron-3531:~/vezbamnodejs/nodsajutuba/reference$ <text:span text:style-name="T23">node path_demo</text:span></text:p>
      <text:p text:style-name="P18">path_demo.js</text:p>
      <text:p text:style-name="P22">/home/zorica/vezbamnodejs/nodsajutuba/reference</text:p>
      <text:p text:style-name="P22">zorica@zorica-Inspiron-3531:~/vezbamnodejs/nodsajutuba/reference$ <text:span text:style-name="T23">node path_demopath_demo.js</text:span></text:p>
      <text:p text:style-name="P22">/home/zorica/vezbamnodejs/nodsajutuba/reference</text:p>
      <text:p text:style-name="P22">.js</text:p>
      <text:p text:style-name="P23">29:28</text:p>
      <text:p text:style-name="P25">//Create path object</text:p>
      <text:p text:style-name="P6"><text:span text:style-name="T9">console</text:span>.<text:span text:style-name="T10">log</text:span>(<text:span text:style-name="T3">path</text:span>.<text:span text:style-name="T10">parse</text:span>(<text:span text:style-name="T3">__filename</text:span>));</text:p>
      <text:p text:style-name="P23"/>
      <text:p text:style-name="P23">zorica@zorica-Inspiron-3531:~/vezbamnodejs/nodsajutuba/reference$ node path_demo</text:p>
      <text:p text:style-name="P23">path_demo.js</text:p>
      <text:p text:style-name="P23">/home/zorica/vezbamnodejs/nodsajutuba/reference</text:p>
      <text:p text:style-name="P23">.js</text:p>
      <text:p text:style-name="P23"><text:soft-page-break/>{ root: '/',</text:p>
      <text:p text:style-name="P23"><text:s text:c="2"/>dir: '/home/zorica/vezbamnodejs/nodsajutuba/reference',</text:p>
      <text:p text:style-name="P23"><text:s text:c="2"/>base: 'path_demo.js',</text:p>
      <text:p text:style-name="P23"><text:s text:c="2"/>ext: '.js',</text:p>
      <text:p text:style-name="P23"><text:s text:c="2"/>name: 'path_demo' }</text:p>
      <text:p text:style-name="P29">Dan nam path kao object sa svim karakteristikama.</text:p>
      <text:p text:style-name="P29"/>
      <text:p text:style-name="P30">Nadovezivanje putanje</text:p>
      <text:p text:style-name="P26">// Concatenate paths</text:p>
      <text:p text:style-name="P6"><text:span text:style-name="T9">console</text:span>.<text:span text:style-name="T10">log</text:span>(<text:span text:style-name="T3">path</text:span>.<text:span text:style-name="T10">join</text:span>(<text:span text:style-name="T3">__dirname</text:span>, <text:span text:style-name="T4">'test'</text:span>, <text:span text:style-name="T4">'hello.html'</text:span>));</text:p>
      <text:p text:style-name="P6"/>
      <text:p text:style-name="P30">zorica@zorica-Inspiron-3531:~/vezbamnodejs/nodsajutuba/reference$ <text:span text:style-name="T11">node path_demo</text:span></text:p>
      <text:p text:style-name="P32">path_demo.js</text:p>
      <text:p text:style-name="P30">/home/zorica/vezbamnodejs/nodsajutuba/reference</text:p>
      <text:p text:style-name="P30">.js</text:p>
      <text:p text:style-name="P30">{ root: '/',</text:p>
      <text:p text:style-name="P30"><text:s text:c="2"/>dir: '/home/zorica/vezbamnodejs/nodsajutuba/reference',</text:p>
      <text:p text:style-name="P30"><text:s text:c="2"/>base: 'path_demo.js',</text:p>
      <text:p text:style-name="P30"><text:s text:c="2"/>ext: '.js',</text:p>
      <text:p text:style-name="P30"><text:s text:c="2"/>name: 'path_demo' }</text:p>
      <text:p text:style-name="P31">/home/zorica/vezbamnodejs/nodsajutuba/reference/test/hello.html</text:p>
      <text:p text:style-name="P30"/>
      <text:p text:style-name="P30"/>
      <text:p text:style-name="P30"/>
      <text:p text:style-name="P33">Sada FS sistem</text:p>
      <text:h text:style-name="P43" text:outline-level="1"><text:span text:style-name="T12">File System</text:span><text:bookmark text:name="fs_file_system"/><text:a xlink:type="simple" xlink:href="https://nodejs.org/dist/latest-v10.x/docs/api/fs.html#fs_file_system" text:style-name="Internet_20_link" text:visited-style-name="Visited_20_Internet_20_Link"><text:span text:style-name="T15">#</text:span></text:a></text:h>
      <text:p text:style-name="P39"><text:a xlink:type="simple" xlink:href="https://nodejs.org/dist/latest-v10.x/docs/api/documentation.html#documentation_stability_index" text:style-name="Internet_20_link" text:visited-style-name="Visited_20_Internet_20_Link"><text:span text:style-name="T21">Stability: 2</text:span></text:a><text:span text:style-name="T20"> - Stable</text:span></text:p>
      <text:p text:style-name="P41"><text:span text:style-name="T13">The </text:span><text:span text:style-name="Source_20_Text"><text:span text:style-name="T18">fs</text:span></text:span><text:span text:style-name="T13"> module provides an API for interacting with the file system in a manner closely modeled around standard POSIX functions.</text:span></text:p>
      <text:p text:style-name="P40">To use this module:</text:p>
      <text:p text:style-name="P46"><text:span text:style-name="Source_20_Text"><text:span text:style-name="T16">const</text:span></text:span><text:span text:style-name="Source_20_Text"><text:span text:style-name="T17"> fs </text:span></text:span><text:span text:style-name="Source_20_Text"><text:span text:style-name="T14">=</text:span></text:span><text:span text:style-name="Source_20_Text"><text:span text:style-name="T17"> require</text:span></text:span><text:span text:style-name="Source_20_Text"><text:span text:style-name="T14">(</text:span></text:span><text:span text:style-name="Source_20_Text"><text:span text:style-name="T22">'fs'</text:span></text:span><text:span text:style-name="Source_20_Text"><text:span text:style-name="T14">);</text:span></text:span></text:p>
      <text:h text:style-name="P45" text:outline-level="2">fs.mkdir(path[, options], callback)</text:h>
      <text:p text:style-name="P33">Ovo je asinhrona metoda a mi cemo da radimo sinhronu metodu.</text:p>
      <text:h text:style-name="P45" text:outline-level="2">fs.mkdirSync(path[, options])</text:h>
      <text:p text:style-name="P33">/home/zorica/vezbamnodejs/nodsajutuba/reference/fs_demo.js</text:p>
      <text:p text:style-name="P12"><text:span text:style-name="T7">const</text:span> <text:span text:style-name="T3">fs</text:span> = <text:span text:style-name="T10">require</text:span>(<text:span text:style-name="T4">'fs'</text:span>);</text:p>
      <text:p text:style-name="P6"><text:span text:style-name="T7">const</text:span> <text:span text:style-name="T3">path</text:span> = <text:span text:style-name="T10">require</text:span>(<text:span text:style-name="T4">'path'</text:span>);</text:p>
      <text:p text:style-name="P6"><text:span text:style-name="T3">fs</text:span>.<text:span text:style-name="T10">mkdir</text:span>(<text:span text:style-name="T3">path</text:span>.<text:span text:style-name="T10">join</text:span>(<text:span text:style-name="T3">__dirname</text:span>, <text:span text:style-name="T4">'/test'</text:span>), {}, <text:span text:style-name="T3">err</text:span> <text:span text:style-name="T7">=&gt;</text:span> {</text:p>
      <text:p text:style-name="P6"><text:span text:style-name="T24">if</text:span> (<text:span text:style-name="T3">err</text:span>) <text:span text:style-name="T24">throw</text:span> <text:span text:style-name="T3">err</text:span>;</text:p>
      <text:p text:style-name="P6"><text:span text:style-name="T9">console</text:span>.<text:span text:style-name="T10">log</text:span>(<text:span text:style-name="T4">'Folder created..'</text:span>);</text:p>
      <text:p text:style-name="P6">});</text:p>
      <text:p text:style-name="P15"/>
      <text:p text:style-name="P24">//Create folder</text:p>
      <text:p text:style-name="P34"><text:soft-page-break/>zorica@zorica-Inspiron-3531:~/vezbamnodejs/nodsajutuba/reference$ node fs_demo</text:p>
      <text:p text:style-name="P34">Folder created..</text:p>
      <text:p text:style-name="P33"/>
      <text:p text:style-name="P33"/>
      <text:p text:style-name="P24">//Create and write to file</text:p>
      <text:p text:style-name="P6"><text:span text:style-name="T3">fs</text:span>.<text:span text:style-name="T10">writeFile</text:span>(<text:span text:style-name="T3">path</text:span>.<text:span text:style-name="T10">join</text:span>(<text:span text:style-name="T3">__dirname</text:span>, <text:span text:style-name="T4">'./test'</text:span>, <text:span text:style-name="T4">'hello.txt'</text:span>), <text:span text:style-name="T4">'Zdravo bre'</text:span>, <text:span text:style-name="T3">err</text:span> <text:span text:style-name="T7">=&gt;</text:span> {</text:p>
      <text:p text:style-name="P6"><text:span text:style-name="T24">if</text:span> (<text:span text:style-name="T3">err</text:span>) <text:span text:style-name="T24">throw</text:span> <text:span text:style-name="T3">err</text:span>;</text:p>
      <text:p text:style-name="P6"><text:span text:style-name="T9">console</text:span>.<text:span text:style-name="T10">log</text:span>(<text:span text:style-name="T4">'Folder written..'</text:span>);</text:p>
      <text:p text:style-name="P6">});</text:p>
      <text:p text:style-name="P33"/>
      <text:p text:style-name="P33">zorica@zorica-Inspiron-3531:~/vezbamnodejs/nodsajutuba/reference$ node fs_demo</text:p>
      <text:p text:style-name="P33">Folder written..</text:p>
      <text:p text:style-name="P33"/>
      <text:p text:style-name="P27">//Create and write to file</text:p>
      <text:p text:style-name="P6"><text:span text:style-name="T3">fs</text:span>.<text:span text:style-name="T10">writeFile</text:span>(<text:span text:style-name="T3">path</text:span>.<text:span text:style-name="T10">join</text:span>(<text:span text:style-name="T3">__dirname</text:span>, <text:span text:style-name="T4">'./test'</text:span>, <text:span text:style-name="T4">'hello.txt'</text:span>), <text:span text:style-name="T4">'Volim node.js'</text:span>, <text:span text:style-name="T3">err</text:span> <text:span text:style-name="T7">=&gt;</text:span> {</text:p>
      <text:p text:style-name="P6"><text:span text:style-name="T24">if</text:span> (<text:span text:style-name="T3">err</text:span>) <text:span text:style-name="T24">throw</text:span> <text:span text:style-name="T3">err</text:span>;</text:p>
      <text:p text:style-name="P6"><text:span text:style-name="T9">console</text:span>.<text:span text:style-name="T10">log</text:span>(<text:span text:style-name="T4">'Folder written..'</text:span>);</text:p>
      <text:p text:style-name="P6">});</text:p>
      <text:p text:style-name="P33"/>
      <text:p text:style-name="P33">zorica@zorica-Inspiron-3531:~/vezbamnodejs/nodsajutuba/reference$ node fs_demo</text:p>
      <text:p text:style-name="P33">Folder written..</text:p>
      <text:p text:style-name="P33">Folder written..</text:p>
      <text:p text:style-name="P33"/>
      <text:p text:style-name="P35">Upis i dodavanje</text:p>
      <text:p text:style-name="P28">//Create and write to file</text:p>
      <text:p text:style-name="P6"><text:span text:style-name="T3">fs</text:span>.<text:span text:style-name="T10">writeFile</text:span>(<text:span text:style-name="T3">path</text:span>.<text:span text:style-name="T10">join</text:span>(<text:span text:style-name="T3">__dirname</text:span>, <text:span text:style-name="T4">'./test'</text:span>, <text:span text:style-name="T4">'zdravo.txt'</text:span>), <text:span text:style-name="T4">'Zdravo bre'</text:span>, <text:span text:style-name="T3">err</text:span> <text:span text:style-name="T7">=&gt;</text:span> {</text:p>
      <text:p text:style-name="P6"><text:span text:style-name="T24">if</text:span> (<text:span text:style-name="T3">err</text:span>) <text:span text:style-name="T24">throw</text:span> <text:span text:style-name="T3">err</text:span>;</text:p>
      <text:p text:style-name="P6"><text:span text:style-name="T9">console</text:span>.<text:span text:style-name="T10">log</text:span>(<text:span text:style-name="T4">'U folderu upisano..'</text:span>);</text:p>
      <text:p text:style-name="P15"/>
      <text:p text:style-name="P6"><text:span text:style-name="T3">fs</text:span>.<text:span text:style-name="T10">appendFile</text:span>(<text:span text:style-name="T3">path</text:span>.<text:span text:style-name="T10">join</text:span>(<text:span text:style-name="T3">__dirname</text:span>, <text:span text:style-name="T4">'./test'</text:span>, <text:span text:style-name="T4">'zdravo.txt'</text:span>), <text:span text:style-name="T4">'Volim node'</text:span>, <text:span text:style-name="T3">err</text:span> <text:span text:style-name="T7">=&gt;</text:span> {</text:p>
      <text:p text:style-name="P6"><text:span text:style-name="T24">if</text:span> (<text:span text:style-name="T3">err</text:span>) <text:span text:style-name="T24">throw</text:span> <text:span text:style-name="T3">err</text:span>;</text:p>
      <text:p text:style-name="P6"><text:span text:style-name="T9">console</text:span>.<text:span text:style-name="T10">log</text:span>(<text:span text:style-name="T4">'U folderu upisano..'</text:span>);</text:p>
      <text:p text:style-name="P6">});</text:p>
      <text:p text:style-name="P6">}</text:p>
      <text:p text:style-name="P6">)</text:p>
      <text:p text:style-name="P6"/>
      <text:p text:style-name="P35">zorica@zorica-Inspiron-3531:~/vezbamnodejs/nodsajutuba/reference$ node fs_demo</text:p>
      <text:p text:style-name="P35">Folder written..</text:p>
      <text:p text:style-name="P35">U <text:s/>folderu upisano..</text:p>
      <text:p text:style-name="P35">U <text:s/>folderu upisano..</text:p>
      <text:p text:style-name="P35">A u fajlu je upisano</text:p>
      <text:p text:style-name="P35">/home/zorica/vezbamnodejs/nodsajutuba/reference/test/zdravo.txt</text:p>
      <text:p text:style-name="P35">Zdravo breVolim node</text:p>
      <text:p text:style-name="P35"/>
      <text:p text:style-name="P36">Citanje fajla</text:p>
      <text:p text:style-name="P35"/>
      <text:p text:style-name="P28">//Read file</text:p>
      <text:p text:style-name="P6"><text:span text:style-name="T3">fs</text:span>.<text:span text:style-name="T10">readFile</text:span>(<text:span text:style-name="T3">path</text:span>.<text:span text:style-name="T10">join</text:span>(<text:span text:style-name="T3">__dirname</text:span>, <text:span text:style-name="T4">'./test'</text:span>, <text:span text:style-name="T4">'zdravo.txt'</text:span>), <text:span text:style-name="T4">'utf8'</text:span>, (<text:span text:style-name="T3">err</text:span>, <text:span text:style-name="T3">data</text:span>) <text:span text:style-name="T7">=&gt;</text:span> {</text:p>
      <text:p text:style-name="P6"><text:span text:style-name="T24">if</text:span> (<text:span text:style-name="T3">err</text:span>) <text:span text:style-name="T24">throw</text:span> <text:span text:style-name="T3">err</text:span>;</text:p>
      <text:p text:style-name="P6"><text:span text:style-name="T9">console</text:span>.<text:span text:style-name="T10">log</text:span>(<text:span text:style-name="T3">data</text:span>);</text:p>
      <text:p text:style-name="P6">});</text:p>
      <text:p text:style-name="P6"/>
      <text:p text:style-name="P35"><text:soft-page-break/>zorica@zorica-Inspiron-3531:~/vezbamnodejs/nodsajutuba/reference$ node fs_demo</text:p>
      <text:p text:style-name="P35">Folder written..</text:p>
      <text:p text:style-name="P35">Zdravo breVolim node</text:p>
      <text:p text:style-name="P35"/>
      <text:p text:style-name="P37">Preimenovanje</text:p>
      <text:p text:style-name="P37"/>
      <text:p text:style-name="P37"/>
      <text:p text:style-name="P38">Os</text:p>
      <text:p text:style-name="P13"><text:span text:style-name="T7">const</text:span> <text:span text:style-name="T3">os</text:span> = <text:span text:style-name="T10">require</text:span>(<text:span text:style-name="T4">'os'</text:span>);</text:p>
      <text:p text:style-name="P15"/>
      <text:p text:style-name="P24">//Platform</text:p>
      <text:p text:style-name="P6"><text:span text:style-name="T9">console</text:span>.<text:span text:style-name="T10">log</text:span>(<text:span text:style-name="T3">os</text:span>.<text:span text:style-name="T10">platform</text:span>());</text:p>
      <text:p text:style-name="P37"/>
      <text:p text:style-name="P37">zorica@zorica-Inspiron-3531:~/vezbamnodejs/nodsajutuba/reference$ node os_demo</text:p>
      <text:p text:style-name="P37">linux</text:p>
      <text:p text:style-name="P37"/>
      <text:p text:style-name="P13"><text:span text:style-name="T9">console</text:span>.<text:span text:style-name="T10">log</text:span>(<text:span text:style-name="T3">os</text:span>.<text:span text:style-name="T10">arch</text:span>());</text:p>
      <text:p text:style-name="P37">zorica@zorica-Inspiron-3531:~/vezbamnodejs/nodsajutuba/reference$ node os_demo</text:p>
      <text:p text:style-name="P37">linux</text:p>
      <text:p text:style-name="P37">x64</text:p>
      <text:p text:style-name="P13"><text:span text:style-name="T7">const</text:span> <text:span text:style-name="T3">os</text:span> = <text:span text:style-name="T10">require</text:span>(<text:span text:style-name="T4">'os'</text:span>);</text:p>
      <text:p text:style-name="P15"/>
      <text:p text:style-name="P24">//Platform</text:p>
      <text:p text:style-name="P6"><text:span text:style-name="T9">console</text:span>.<text:span text:style-name="T10">log</text:span>(<text:span text:style-name="T3">os</text:span>.<text:span text:style-name="T10">platform</text:span>());</text:p>
      <text:p text:style-name="P6"><text:span text:style-name="T9">console</text:span>.<text:span text:style-name="T10">log</text:span>(<text:span text:style-name="T3">os</text:span>.<text:span text:style-name="T10">arch</text:span>());</text:p>
      <text:p text:style-name="P15"/>
      <text:p text:style-name="P24">//CPU Core Info</text:p>
      <text:p text:style-name="P6"><text:span text:style-name="T9">console</text:span>.<text:span text:style-name="T10">log</text:span>(<text:span text:style-name="T3">os</text:span>.<text:span text:style-name="T10">cpus</text:span>());</text:p>
      <text:p text:style-name="P37">zorica@zorica-Inspiron-3531:~/vezbamnodejs/nodsajutuba/reference$ node os_demo</text:p>
      <text:p text:style-name="P37">linux</text:p>
      <text:p text:style-name="P37">x64</text:p>
      <text:p text:style-name="P37">[ { model: 'Intel(R) Celeron(R) CPU <text:s/>N2830 <text:s/>@ 2.16GHz',</text:p>
      <text:p text:style-name="P37"><text:s text:c="4"/>speed: 2387,</text:p>
      <text:p text:style-name="P37"><text:s text:c="4"/>times:</text:p>
      <text:p text:style-name="P37"><text:s text:c="5"/>{ user: 87332500,</text:p>
      <text:p text:style-name="P37"><text:s text:c="7"/>nice: 2512400,</text:p>
      <text:p text:style-name="P37"><text:s text:c="7"/>sys: 19548300,</text:p>
      <text:p text:style-name="P37"><text:s text:c="7"/>idle: 748024400,</text:p>
      <text:p text:style-name="P37"><text:s text:c="7"/>irq: 0 } },</text:p>
      <text:p text:style-name="P37"><text:s text:c="2"/>{ model: 'Intel(R) Celeron(R) CPU <text:s/>N2830 <text:s/>@ 2.16GHz',</text:p>
      <text:p text:style-name="P37"><text:s text:c="4"/>speed: 2235,</text:p>
      <text:p text:style-name="P37"><text:s text:c="4"/>times:</text:p>
      <text:p text:style-name="P37"><text:s text:c="5"/>{ user: 86392900,</text:p>
      <text:p text:style-name="P37"><text:s text:c="7"/>nice: 464200,</text:p>
      <text:p text:style-name="P37"><text:s text:c="7"/>sys: 19497600,</text:p>
      <text:p text:style-name="P37"><text:s text:c="7"/>idle: 208338400,</text:p>
      <text:p text:style-name="P37"><text:s text:c="7"/>irq: 0 } } ]</text:p>
      <text:p text:style-name="P37"/>
      <text:p text:style-name="P37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ato" svg:font-family="Lato, 'Lucida Grande', 'Lucida Sans Unicode', 'Lucida Sans', Verdana, Tahoma, sans-serif"/>
    <style:font-face style:name="Lohit Devanagari1" svg:font-family="'Lohit Devanagari'"/>
    <style:font-face style:name="SFMono-Regular" svg:font-family="SFMono-Regular, Menlo, Consolas, 'Liberation Mono'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r" fo:country="R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r" fo:country="R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20:43:59.914746058</meta:creation-date>
    <meta:generator>LibreOffice/6.0.7.3$Linux_X86_64 LibreOffice_project/00m0$Build-3</meta:generator>
    <dc:date>2019-06-26T22:09:28.579606992</dc:date>
    <meta:editing-duration>PT2H14M57S</meta:editing-duration>
    <meta:editing-cycles>7</meta:editing-cycles>
    <meta:document-statistic meta:table-count="0" meta:image-count="0" meta:object-count="0" meta:page-count="6" meta:paragraph-count="244" meta:word-count="771" meta:character-count="7393" meta:non-whitespace-character-count="6751"/>
  </office:meta>
</office:document-meta>
</file>